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6361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b</text:p>
          </table:table-cell>
          <table:covered-table-cell table:number-columns-repeated="5" table:style-name="ce4"/>
          <table:table-cell table:number-columns-repeated="16361"/>
        </table:table-row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5" office:value-type="string" calcext:value-type="string">
            <text:p>hlt</text:p>
          </table:table-cell>
          <table:table-cell table:style-name="ce5" office:value-type="string" calcext:value-type="string">
            <text:p>st/ld</text:p>
          </table:table-cell>
          <table:table-cell table:style-name="ce3" office:value-type="string" calcext:value-type="string" table:number-columns-spanned="2" table:number-rows-spanned="1">
            <text:p>exsc</text:p>
          </table:table-cell>
          <table:covered-table-cell table:style-name="ce4"/>
          <table:table-cell office:value-type="string" calcext:value-type="string">
            <text:p>im</text:p>
          </table:table-cell>
          <table:table-cell table:number-columns-repeated="3"/>
          <table:table-cell table:style-name="ce7"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table:style-name="ce7" office:value-type="string" calcext:value-type="string">
            <text:p>st/ld</text:p>
          </table:table-cell>
          <table:table-cell table:style-name="ce7" office:value-type="string" calcext:value-type="string">
            <text:p>jmp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loc</text:p>
          </table:table-cell>
          <table:covered-table-cell table:style-name="ce4"/>
          <table:table-cell office:value-type="string" calcext:value-type="string">
            <text:p>wr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];[.E3];[.F3];[.G3];[.H3];[.I3]))" office:value-type="string" office:string-value="2" calcext:value-type="string">
            <text:p>2</text:p>
          </table:table-cell>
          <table:table-cell table:formula="of:=BIN2HEX(COM.MICROSOFT.TEXTJOIN(&quot;&quot;;0;[.K3];[.L3];[.M3];[.N3];[.O3];[.P3]))" office:value-type="string" office:string-value="0" calcext:value-type="string">
            <text:p>0</text:p>
          </table:table-cell>
          <table:table-cell table:formula="of:=BIN2HEX(COM.MICROSOFT.TEXTJOIN(&quot;&quot;;0;[.R3];[.S3];[.T3];[.U3];[.V3];[.W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4];[.E4];[.F4];[.G4];[.H4];[.I4]))" office:value-type="string" office:string-value="2" calcext:value-type="string">
            <text:p>2</text:p>
          </table:table-cell>
          <table:table-cell table:formula="of:=BIN2HEX(COM.MICROSOFT.TEXTJOIN(&quot;&quot;;0;[.K4];[.L4];[.M4];[.N4];[.O4];[.P4]))" office:value-type="string" office:string-value="0" calcext:value-type="string">
            <text:p>0</text:p>
          </table:table-cell>
          <table:table-cell table:formula="of:=BIN2HEX(COM.MICROSOFT.TEXTJOIN(&quot;&quot;;0;[.R4];[.S4];[.T4];[.U4];[.V4];[.W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5];[.E5];[.F5];[.G5];[.H5];[.I5]))" office:value-type="string" office:string-value="2" calcext:value-type="string">
            <text:p>2</text:p>
          </table:table-cell>
          <table:table-cell table:formula="of:=BIN2HEX(COM.MICROSOFT.TEXTJOIN(&quot;&quot;;0;[.K5];[.L5];[.M5];[.N5];[.O5];[.P5]))" office:value-type="string" office:string-value="0" calcext:value-type="string">
            <text:p>0</text:p>
          </table:table-cell>
          <table:table-cell table:formula="of:=BIN2HEX(COM.MICROSOFT.TEXTJOIN(&quot;&quot;;0;[.R5];[.S5];[.T5];[.U5];[.V5];[.W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6];[.E6];[.F6];[.G6];[.H6];[.I6]))" office:value-type="string" office:string-value="2" calcext:value-type="string">
            <text:p>2</text:p>
          </table:table-cell>
          <table:table-cell table:formula="of:=BIN2HEX(COM.MICROSOFT.TEXTJOIN(&quot;&quot;;0;[.K6];[.L6];[.M6];[.N6];[.O6];[.P6]))" office:value-type="string" office:string-value="0" calcext:value-type="string">
            <text:p>0</text:p>
          </table:table-cell>
          <table:table-cell table:formula="of:=BIN2HEX(COM.MICROSOFT.TEXTJOIN(&quot;&quot;;0;[.R6];[.S6];[.T6];[.U6];[.V6];[.W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7];[.E7];[.F7];[.G7];[.H7];[.I7]))" office:value-type="string" office:string-value="2" calcext:value-type="string">
            <text:p>2</text:p>
          </table:table-cell>
          <table:table-cell table:formula="of:=BIN2HEX(COM.MICROSOFT.TEXTJOIN(&quot;&quot;;0;[.K7];[.L7];[.M7];[.N7];[.O7];[.P7]))" office:value-type="string" office:string-value="0" calcext:value-type="string">
            <text:p>0</text:p>
          </table:table-cell>
          <table:table-cell table:formula="of:=BIN2HEX(COM.MICROSOFT.TEXTJOIN(&quot;&quot;;0;[.R7];[.S7];[.T7];[.U7];[.V7];[.W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8];[.E8];[.F8];[.G8];[.H8];[.I8]))" office:value-type="string" office:string-value="2" calcext:value-type="string">
            <text:p>2</text:p>
          </table:table-cell>
          <table:table-cell table:formula="of:=BIN2HEX(COM.MICROSOFT.TEXTJOIN(&quot;&quot;;0;[.K8];[.L8];[.M8];[.N8];[.O8];[.P8]))" office:value-type="string" office:string-value="0" calcext:value-type="string">
            <text:p>0</text:p>
          </table:table-cell>
          <table:table-cell table:formula="of:=BIN2HEX(COM.MICROSOFT.TEXTJOIN(&quot;&quot;;0;[.R8];[.S8];[.T8];[.U8];[.V8];[.W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9];[.E9];[.F9];[.G9];[.H9];[.I9]))" office:value-type="string" office:string-value="2" calcext:value-type="string">
            <text:p>2</text:p>
          </table:table-cell>
          <table:table-cell table:formula="of:=BIN2HEX(COM.MICROSOFT.TEXTJOIN(&quot;&quot;;0;[.K9];[.L9];[.M9];[.N9];[.O9];[.P9]))" office:value-type="string" office:string-value="0" calcext:value-type="string">
            <text:p>0</text:p>
          </table:table-cell>
          <table:table-cell table:formula="of:=BIN2HEX(COM.MICROSOFT.TEXTJOIN(&quot;&quot;;0;[.R9];[.S9];[.T9];[.U9];[.V9];[.W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0];[.E10];[.F10];[.G10];[.H10];[.I10]))" office:value-type="string" office:string-value="2" calcext:value-type="string">
            <text:p>2</text:p>
          </table:table-cell>
          <table:table-cell table:formula="of:=BIN2HEX(COM.MICROSOFT.TEXTJOIN(&quot;&quot;;0;[.K10];[.L10];[.M10];[.N10];[.O10];[.P10]))" office:value-type="string" office:string-value="0" calcext:value-type="string">
            <text:p>0</text:p>
          </table:table-cell>
          <table:table-cell table:formula="of:=BIN2HEX(COM.MICROSOFT.TEXTJOIN(&quot;&quot;;0;[.R10];[.S10];[.T10];[.U10];[.V10];[.W1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1];[.E11];[.F11];[.G11];[.H11];[.I11]))" office:value-type="string" office:string-value="2" calcext:value-type="string">
            <text:p>2</text:p>
          </table:table-cell>
          <table:table-cell table:formula="of:=BIN2HEX(COM.MICROSOFT.TEXTJOIN(&quot;&quot;;0;[.K11];[.L11];[.M11];[.N11];[.O11];[.P11]))" office:value-type="string" office:string-value="0" calcext:value-type="string">
            <text:p>0</text:p>
          </table:table-cell>
          <table:table-cell table:formula="of:=BIN2HEX(COM.MICROSOFT.TEXTJOIN(&quot;&quot;;0;[.R11];[.S11];[.T11];[.U11];[.V11];[.W1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2];[.E12];[.F12];[.G12];[.H12];[.I12]))" office:value-type="string" office:string-value="2" calcext:value-type="string">
            <text:p>2</text:p>
          </table:table-cell>
          <table:table-cell table:formula="of:=BIN2HEX(COM.MICROSOFT.TEXTJOIN(&quot;&quot;;0;[.K12];[.L12];[.M12];[.N12];[.O12];[.P12]))" office:value-type="string" office:string-value="0" calcext:value-type="string">
            <text:p>0</text:p>
          </table:table-cell>
          <table:table-cell table:formula="of:=BIN2HEX(COM.MICROSOFT.TEXTJOIN(&quot;&quot;;0;[.R12];[.S12];[.T12];[.U12];[.V12];[.W1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3];[.E13];[.F13];[.G13];[.H13];[.I13]))" office:value-type="string" office:string-value="2" calcext:value-type="string">
            <text:p>2</text:p>
          </table:table-cell>
          <table:table-cell table:formula="of:=BIN2HEX(COM.MICROSOFT.TEXTJOIN(&quot;&quot;;0;[.K13];[.L13];[.M13];[.N13];[.O13];[.P13]))" office:value-type="string" office:string-value="0" calcext:value-type="string">
            <text:p>0</text:p>
          </table:table-cell>
          <table:table-cell table:formula="of:=BIN2HEX(COM.MICROSOFT.TEXTJOIN(&quot;&quot;;0;[.R13];[.S13];[.T13];[.U13];[.V13];[.W1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4];[.E14];[.F14];[.G14];[.H14];[.I14]))" office:value-type="string" office:string-value="2" calcext:value-type="string">
            <text:p>2</text:p>
          </table:table-cell>
          <table:table-cell table:formula="of:=BIN2HEX(COM.MICROSOFT.TEXTJOIN(&quot;&quot;;0;[.K14];[.L14];[.M14];[.N14];[.O14];[.P14]))" office:value-type="string" office:string-value="0" calcext:value-type="string">
            <text:p>0</text:p>
          </table:table-cell>
          <table:table-cell table:formula="of:=BIN2HEX(COM.MICROSOFT.TEXTJOIN(&quot;&quot;;0;[.R14];[.S14];[.T14];[.U14];[.V14];[.W1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5];[.E15];[.F15];[.G15];[.H15];[.I15]))" office:value-type="string" office:string-value="2" calcext:value-type="string">
            <text:p>2</text:p>
          </table:table-cell>
          <table:table-cell table:formula="of:=BIN2HEX(COM.MICROSOFT.TEXTJOIN(&quot;&quot;;0;[.K15];[.L15];[.M15];[.N15];[.O15];[.P15]))" office:value-type="string" office:string-value="0" calcext:value-type="string">
            <text:p>0</text:p>
          </table:table-cell>
          <table:table-cell table:formula="of:=BIN2HEX(COM.MICROSOFT.TEXTJOIN(&quot;&quot;;0;[.R15];[.S15];[.T15];[.U15];[.V15];[.W1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6];[.E16];[.F16];[.G16];[.H16];[.I16]))" office:value-type="string" office:string-value="2" calcext:value-type="string">
            <text:p>2</text:p>
          </table:table-cell>
          <table:table-cell table:formula="of:=BIN2HEX(COM.MICROSOFT.TEXTJOIN(&quot;&quot;;0;[.K16];[.L16];[.M16];[.N16];[.O16];[.P16]))" office:value-type="string" office:string-value="0" calcext:value-type="string">
            <text:p>0</text:p>
          </table:table-cell>
          <table:table-cell table:formula="of:=BIN2HEX(COM.MICROSOFT.TEXTJOIN(&quot;&quot;;0;[.R16];[.S16];[.T16];[.U16];[.V16];[.W1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7];[.E17];[.F17];[.G17];[.H17];[.I17]))" office:value-type="string" office:string-value="2" calcext:value-type="string">
            <text:p>2</text:p>
          </table:table-cell>
          <table:table-cell table:formula="of:=BIN2HEX(COM.MICROSOFT.TEXTJOIN(&quot;&quot;;0;[.K17];[.L17];[.M17];[.N17];[.O17];[.P17]))" office:value-type="string" office:string-value="0" calcext:value-type="string">
            <text:p>0</text:p>
          </table:table-cell>
          <table:table-cell table:formula="of:=BIN2HEX(COM.MICROSOFT.TEXTJOIN(&quot;&quot;;0;[.R17];[.S17];[.T17];[.U17];[.V17];[.W1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8];[.E18];[.F18];[.G18];[.H18];[.I18]))" office:value-type="string" office:string-value="3" calcext:value-type="string">
            <text:p>3</text:p>
          </table:table-cell>
          <table:table-cell table:formula="of:=BIN2HEX(COM.MICROSOFT.TEXTJOIN(&quot;&quot;;0;[.K18];[.L18];[.M18];[.N18];[.O18];[.P18]))" office:value-type="string" office:string-value="0" calcext:value-type="string">
            <text:p>0</text:p>
          </table:table-cell>
          <table:table-cell table:formula="of:=BIN2HEX(COM.MICROSOFT.TEXTJOIN(&quot;&quot;;0;[.R18];[.S18];[.T18];[.U18];[.V18];[.W1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table:formula="of:=BIN2HEX(COM.MICROSOFT.TEXTJOIN(&quot;&quot;;0;[.D19];[.E19];[.F19];[.G19];[.H19];[.I19]))" office:value-type="string" office:string-value="0" calcext:value-type="string">
            <text:p>0</text:p>
          </table:table-cell>
          <table:table-cell table:formula="of:=BIN2HEX(COM.MICROSOFT.TEXTJOIN(&quot;&quot;;0;[.K19];[.L19];[.M19];[.N19];[.O19];[.P19]))" office:value-type="string" office:string-value="0" calcext:value-type="string">
            <text:p>0</text:p>
          </table:table-cell>
          <table:table-cell table:formula="of:=BIN2HEX(COM.MICROSOFT.TEXTJOIN(&quot;&quot;;0;[.R19];[.S19];[.T19];[.U19];[.V19];[.W1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0];[.E20];[.F20];[.G20];[.H20];[.I20]))" office:value-type="string" office:string-value="3" calcext:value-type="string">
            <text:p>3</text:p>
          </table:table-cell>
          <table:table-cell table:formula="of:=BIN2HEX(COM.MICROSOFT.TEXTJOIN(&quot;&quot;;0;[.K20];[.L20];[.M20];[.N20];[.O20];[.P20]))" office:value-type="string" office:string-value="0" calcext:value-type="string">
            <text:p>0</text:p>
          </table:table-cell>
          <table:table-cell table:formula="of:=BIN2HEX(COM.MICROSOFT.TEXTJOIN(&quot;&quot;;0;[.R20];[.S20];[.T20];[.U20];[.V20];[.W2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1];[.E21];[.F21];[.G21];[.H21];[.I21]))" office:value-type="string" office:string-value="3" calcext:value-type="string">
            <text:p>3</text:p>
          </table:table-cell>
          <table:table-cell table:formula="of:=BIN2HEX(COM.MICROSOFT.TEXTJOIN(&quot;&quot;;0;[.K21];[.L21];[.M21];[.N21];[.O21];[.P21]))" office:value-type="string" office:string-value="0" calcext:value-type="string">
            <text:p>0</text:p>
          </table:table-cell>
          <table:table-cell table:formula="of:=BIN2HEX(COM.MICROSOFT.TEXTJOIN(&quot;&quot;;0;[.R21];[.S21];[.T21];[.U21];[.V21];[.W2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2];[.E22];[.F22];[.G22];[.H22];[.I22]))" office:value-type="string" office:string-value="3" calcext:value-type="string">
            <text:p>3</text:p>
          </table:table-cell>
          <table:table-cell table:formula="of:=BIN2HEX(COM.MICROSOFT.TEXTJOIN(&quot;&quot;;0;[.K22];[.L22];[.M22];[.N22];[.O22];[.P22]))" office:value-type="string" office:string-value="0" calcext:value-type="string">
            <text:p>0</text:p>
          </table:table-cell>
          <table:table-cell table:formula="of:=BIN2HEX(COM.MICROSOFT.TEXTJOIN(&quot;&quot;;0;[.R22];[.S22];[.T22];[.U22];[.V22];[.W2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3];[.E23];[.F23];[.G23];[.H23];[.I23]))" office:value-type="string" office:string-value="3" calcext:value-type="string">
            <text:p>3</text:p>
          </table:table-cell>
          <table:table-cell table:formula="of:=BIN2HEX(COM.MICROSOFT.TEXTJOIN(&quot;&quot;;0;[.K23];[.L23];[.M23];[.N23];[.O23];[.P23]))" office:value-type="string" office:string-value="0" calcext:value-type="string">
            <text:p>0</text:p>
          </table:table-cell>
          <table:table-cell table:formula="of:=BIN2HEX(COM.MICROSOFT.TEXTJOIN(&quot;&quot;;0;[.R23];[.S23];[.T23];[.U23];[.V23];[.W2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4];[.E24];[.F24];[.G24];[.H24];[.I24]))" office:value-type="string" office:string-value="3" calcext:value-type="string">
            <text:p>3</text:p>
          </table:table-cell>
          <table:table-cell table:formula="of:=BIN2HEX(COM.MICROSOFT.TEXTJOIN(&quot;&quot;;0;[.K24];[.L24];[.M24];[.N24];[.O24];[.P24]))" office:value-type="string" office:string-value="0" calcext:value-type="string">
            <text:p>0</text:p>
          </table:table-cell>
          <table:table-cell table:formula="of:=BIN2HEX(COM.MICROSOFT.TEXTJOIN(&quot;&quot;;0;[.R24];[.S24];[.T24];[.U24];[.V24];[.W2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5];[.E25];[.F25];[.G25];[.H25];[.I25]))" office:value-type="string" office:string-value="3" calcext:value-type="string">
            <text:p>3</text:p>
          </table:table-cell>
          <table:table-cell table:formula="of:=BIN2HEX(COM.MICROSOFT.TEXTJOIN(&quot;&quot;;0;[.K25];[.L25];[.M25];[.N25];[.O25];[.P25]))" office:value-type="string" office:string-value="0" calcext:value-type="string">
            <text:p>0</text:p>
          </table:table-cell>
          <table:table-cell table:formula="of:=BIN2HEX(COM.MICROSOFT.TEXTJOIN(&quot;&quot;;0;[.R25];[.S25];[.T25];[.U25];[.V25];[.W2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lui a,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6];[.E26];[.F26];[.G26];[.H26];[.I26]))" office:value-type="string" office:string-value="4" calcext:value-type="string">
            <text:p>4</text:p>
          </table:table-cell>
          <table:table-cell table:formula="of:=BIN2HEX(COM.MICROSOFT.TEXTJOIN(&quot;&quot;;0;[.K26];[.L26];[.M26];[.N26];[.O26];[.P26]))" office:value-type="string" office:string-value="0" calcext:value-type="string">
            <text:p>0</text:p>
          </table:table-cell>
          <table:table-cell table:formula="of:=BIN2HEX(COM.MICROSOFT.TEXTJOIN(&quot;&quot;;0;[.R26];[.S26];[.T26];[.U26];[.V26];[.W2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7];[.E27];[.F27];[.G27];[.H27];[.I27]))" office:value-type="string" office:string-value="3" calcext:value-type="string">
            <text:p>3</text:p>
          </table:table-cell>
          <table:table-cell table:formula="of:=BIN2HEX(COM.MICROSOFT.TEXTJOIN(&quot;&quot;;0;[.K27];[.L27];[.M27];[.N27];[.O27];[.P27]))" office:value-type="string" office:string-value="0" calcext:value-type="string">
            <text:p>0</text:p>
          </table:table-cell>
          <table:table-cell table:formula="of:=BIN2HEX(COM.MICROSOFT.TEXTJOIN(&quot;&quot;;0;[.R27];[.S27];[.T27];[.U27];[.V27];[.W2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8];[.E28];[.F28];[.G28];[.H28];[.I28]))" office:value-type="string" office:string-value="3" calcext:value-type="string">
            <text:p>3</text:p>
          </table:table-cell>
          <table:table-cell table:formula="of:=BIN2HEX(COM.MICROSOFT.TEXTJOIN(&quot;&quot;;0;[.K28];[.L28];[.M28];[.N28];[.O28];[.P28]))" office:value-type="string" office:string-value="0" calcext:value-type="string">
            <text:p>0</text:p>
          </table:table-cell>
          <table:table-cell table:formula="of:=BIN2HEX(COM.MICROSOFT.TEXTJOIN(&quot;&quot;;0;[.R28];[.S28];[.T28];[.U28];[.V28];[.W2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9];[.E29];[.F29];[.G29];[.H29];[.I29]))" office:value-type="string" office:string-value="3" calcext:value-type="string">
            <text:p>3</text:p>
          </table:table-cell>
          <table:table-cell table:formula="of:=BIN2HEX(COM.MICROSOFT.TEXTJOIN(&quot;&quot;;0;[.K29];[.L29];[.M29];[.N29];[.O29];[.P29]))" office:value-type="string" office:string-value="0" calcext:value-type="string">
            <text:p>0</text:p>
          </table:table-cell>
          <table:table-cell table:formula="of:=BIN2HEX(COM.MICROSOFT.TEXTJOIN(&quot;&quot;;0;[.R29];[.S29];[.T29];[.U29];[.V29];[.W2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0];[.E30];[.F30];[.G30];[.H30];[.I30]))" office:value-type="string" office:string-value="3" calcext:value-type="string">
            <text:p>3</text:p>
          </table:table-cell>
          <table:table-cell table:formula="of:=BIN2HEX(COM.MICROSOFT.TEXTJOIN(&quot;&quot;;0;[.K30];[.L30];[.M30];[.N30];[.O30];[.P30]))" office:value-type="string" office:string-value="0" calcext:value-type="string">
            <text:p>0</text:p>
          </table:table-cell>
          <table:table-cell table:formula="of:=BIN2HEX(COM.MICROSOFT.TEXTJOIN(&quot;&quot;;0;[.R30];[.S30];[.T30];[.U30];[.V30];[.W3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1];[.E31];[.F31];[.G31];[.H31];[.I31]))" office:value-type="string" office:string-value="3" calcext:value-type="string">
            <text:p>3</text:p>
          </table:table-cell>
          <table:table-cell table:formula="of:=BIN2HEX(COM.MICROSOFT.TEXTJOIN(&quot;&quot;;0;[.K31];[.L31];[.M31];[.N31];[.O31];[.P31]))" office:value-type="string" office:string-value="0" calcext:value-type="string">
            <text:p>0</text:p>
          </table:table-cell>
          <table:table-cell table:formula="of:=BIN2HEX(COM.MICROSOFT.TEXTJOIN(&quot;&quot;;0;[.R31];[.S31];[.T31];[.U31];[.V31];[.W3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2];[.E32];[.F32];[.G32];[.H32];[.I32]))" office:value-type="string" office:string-value="3" calcext:value-type="string">
            <text:p>3</text:p>
          </table:table-cell>
          <table:table-cell table:formula="of:=BIN2HEX(COM.MICROSOFT.TEXTJOIN(&quot;&quot;;0;[.K32];[.L32];[.M32];[.N32];[.O32];[.P32]))" office:value-type="string" office:string-value="0" calcext:value-type="string">
            <text:p>0</text:p>
          </table:table-cell>
          <table:table-cell table:formula="of:=BIN2HEX(COM.MICROSOFT.TEXTJOIN(&quot;&quot;;0;[.R32];[.S32];[.T32];[.U32];[.V32];[.W3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3];[.E33];[.F33];[.G33];[.H33];[.I33]))" office:value-type="string" office:string-value="3" calcext:value-type="string">
            <text:p>3</text:p>
          </table:table-cell>
          <table:table-cell table:formula="of:=BIN2HEX(COM.MICROSOFT.TEXTJOIN(&quot;&quot;;0;[.K33];[.L33];[.M33];[.N33];[.O33];[.P33]))" office:value-type="string" office:string-value="0" calcext:value-type="string">
            <text:p>0</text:p>
          </table:table-cell>
          <table:table-cell table:formula="of:=BIN2HEX(COM.MICROSOFT.TEXTJOIN(&quot;&quot;;0;[.R33];[.S33];[.T33];[.U33];[.V33];[.W3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4];[.E34];[.F34];[.G34];[.H34];[.I34]))" office:value-type="string" office:string-value="3" calcext:value-type="string">
            <text:p>3</text:p>
          </table:table-cell>
          <table:table-cell table:formula="of:=BIN2HEX(COM.MICROSOFT.TEXTJOIN(&quot;&quot;;0;[.K34];[.L34];[.M34];[.N34];[.O34];[.P34]))" office:value-type="string" office:string-value="0" calcext:value-type="string">
            <text:p>0</text:p>
          </table:table-cell>
          <table:table-cell table:formula="of:=BIN2HEX(COM.MICROSOFT.TEXTJOIN(&quot;&quot;;0;[.R34];[.S34];[.T34];[.U34];[.V34];[.W3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jr rd,reg</text:p>
          </table:table-cell>
          <table:table-cell table:number-columns-repeated="21"/>
          <table:table-cell table:formula="of:=BIN2HEX(COM.MICROSOFT.TEXTJOIN(&quot;&quot;;0;[.D35];[.E35];[.F35];[.G35];[.H35];[.I35]))" office:value-type="string" office:string-value="0" calcext:value-type="string">
            <text:p>0</text:p>
          </table:table-cell>
          <table:table-cell table:formula="of:=BIN2HEX(COM.MICROSOFT.TEXTJOIN(&quot;&quot;;0;[.K35];[.L35];[.M35];[.N35];[.O35];[.P35]))" office:value-type="string" office:string-value="0" calcext:value-type="string">
            <text:p>0</text:p>
          </table:table-cell>
          <table:table-cell table:formula="of:=BIN2HEX(COM.MICROSOFT.TEXTJOIN(&quot;&quot;;0;[.R35];[.S35];[.T35];[.U35];[.V35];[.W3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6];[.E36];[.F36];[.G36];[.H36];[.I36]))" office:value-type="string" office:string-value="0" calcext:value-type="string">
            <text:p>0</text:p>
          </table:table-cell>
          <table:table-cell table:formula="of:=BIN2HEX(COM.MICROSOFT.TEXTJOIN(&quot;&quot;;0;[.K36];[.L36];[.M36];[.N36];[.O36];[.P36]))" office:value-type="string" office:string-value="1" calcext:value-type="string">
            <text:p>1</text:p>
          </table:table-cell>
          <table:table-cell table:formula="of:=BIN2HEX(COM.MICROSOFT.TEXTJOIN(&quot;&quot;;0;[.R36];[.S36];[.T36];[.U36];[.V36];[.W3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7];[.E37];[.F37];[.G37];[.H37];[.I37]))" office:value-type="string" office:string-value="0" calcext:value-type="string">
            <text:p>0</text:p>
          </table:table-cell>
          <table:table-cell table:formula="of:=BIN2HEX(COM.MICROSOFT.TEXTJOIN(&quot;&quot;;0;[.K37];[.L37];[.M37];[.N37];[.O37];[.P37]))" office:value-type="string" office:string-value="1" calcext:value-type="string">
            <text:p>1</text:p>
          </table:table-cell>
          <table:table-cell table:formula="of:=BIN2HEX(COM.MICROSOFT.TEXTJOIN(&quot;&quot;;0;[.R37];[.S37];[.T37];[.U37];[.V37];[.W3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g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8];[.E38];[.F38];[.G38];[.H38];[.I38]))" office:value-type="string" office:string-value="0" calcext:value-type="string">
            <text:p>0</text:p>
          </table:table-cell>
          <table:table-cell table:formula="of:=BIN2HEX(COM.MICROSOFT.TEXTJOIN(&quot;&quot;;0;[.K38];[.L38];[.M38];[.N38];[.O38];[.P38]))" office:value-type="string" office:string-value="1" calcext:value-type="string">
            <text:p>1</text:p>
          </table:table-cell>
          <table:table-cell table:formula="of:=BIN2HEX(COM.MICROSOFT.TEXTJOIN(&quot;&quot;;0;[.R38];[.S38];[.T38];[.U38];[.V38];[.W3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9];[.E39];[.F39];[.G39];[.H39];[.I39]))" office:value-type="string" office:string-value="0" calcext:value-type="string">
            <text:p>0</text:p>
          </table:table-cell>
          <table:table-cell table:formula="of:=BIN2HEX(COM.MICROSOFT.TEXTJOIN(&quot;&quot;;0;[.K39];[.L39];[.M39];[.N39];[.O39];[.P39]))" office:value-type="string" office:string-value="1" calcext:value-type="string">
            <text:p>1</text:p>
          </table:table-cell>
          <table:table-cell table:formula="of:=BIN2HEX(COM.MICROSOFT.TEXTJOIN(&quot;&quot;;0;[.R39];[.S39];[.T39];[.U39];[.V39];[.W3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n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0];[.E40];[.F40];[.G40];[.H40];[.I40]))" office:value-type="string" office:string-value="0" calcext:value-type="string">
            <text:p>0</text:p>
          </table:table-cell>
          <table:table-cell table:formula="of:=BIN2HEX(COM.MICROSOFT.TEXTJOIN(&quot;&quot;;0;[.K40];[.L40];[.M40];[.N40];[.O40];[.P40]))" office:value-type="string" office:string-value="1" calcext:value-type="string">
            <text:p>1</text:p>
          </table:table-cell>
          <table:table-cell table:formula="of:=BIN2HEX(COM.MICROSOFT.TEXTJOIN(&quot;&quot;;0;[.R40];[.S40];[.T40];[.U40];[.V40];[.W4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1];[.E41];[.F41];[.G41];[.H41];[.I41]))" office:value-type="string" office:string-value="0" calcext:value-type="string">
            <text:p>0</text:p>
          </table:table-cell>
          <table:table-cell table:formula="of:=BIN2HEX(COM.MICROSOFT.TEXTJOIN(&quot;&quot;;0;[.K41];[.L41];[.M41];[.N41];[.O41];[.P41]))" office:value-type="string" office:string-value="1" calcext:value-type="string">
            <text:p>1</text:p>
          </table:table-cell>
          <table:table-cell table:formula="of:=BIN2HEX(COM.MICROSOFT.TEXTJOIN(&quot;&quot;;0;[.R41];[.S41];[.T41];[.U41];[.V41];[.W4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 a,location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2];[.E42];[.F42];[.G42];[.H42];[.I42]))" office:value-type="string" office:string-value="0" calcext:value-type="string">
            <text:p>0</text:p>
          </table:table-cell>
          <table:table-cell table:formula="of:=BIN2HEX(COM.MICROSOFT.TEXTJOIN(&quot;&quot;;0;[.K42];[.L42];[.M42];[.N42];[.O42];[.P42]))" office:value-type="string" office:string-value="1" calcext:value-type="string">
            <text:p>1</text:p>
          </table:table-cell>
          <table:table-cell table:formula="of:=BIN2HEX(COM.MICROSOFT.TEXTJOIN(&quot;&quot;;0;[.R42];[.S42];[.T42];[.U42];[.V42];[.W42]))" office:value-type="string" office:string-value="7" calcext:value-type="string">
            <text:p>7</text:p>
          </table:table-cell>
          <table:table-cell table:number-columns-repeated="1635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loa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3];[.E43];[.F43];[.G43];[.H43];[.I43]))" office:value-type="string" office:string-value="0" calcext:value-type="string">
            <text:p>0</text:p>
          </table:table-cell>
          <table:table-cell table:formula="of:=BIN2HEX(COM.MICROSOFT.TEXTJOIN(&quot;&quot;;0;[.K43];[.L43];[.M43];[.N43];[.O43];[.P43]))" office:value-type="string" office:string-value="0" calcext:value-type="string">
            <text:p>0</text:p>
          </table:table-cell>
          <table:table-cell table:formula="of:=BIN2HEX(COM.MICROSOFT.TEXTJOIN(&quot;&quot;;0;[.R43];[.S43];[.T43];[.U43];[.V43];[.W43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loadi(adddr)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4];[.E44];[.F44];[.G44];[.H44];[.I44]))" office:value-type="string" office:string-value="6" calcext:value-type="string">
            <text:p>6</text:p>
          </table:table-cell>
          <table:table-cell table:formula="of:=BIN2HEX(COM.MICROSOFT.TEXTJOIN(&quot;&quot;;0;[.K44];[.L44];[.M44];[.N44];[.O44];[.P44]))" office:value-type="string" office:string-value="0" calcext:value-type="string">
            <text:p>0</text:p>
          </table:table-cell>
          <table:table-cell table:formula="of:=BIN2HEX(COM.MICROSOFT.TEXTJOIN(&quot;&quot;;0;[.R44];[.S44];[.T44];[.U44];[.V44];[.W44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5];[.E45];[.F46];[.G46];[.H46];[.I46]))" office:value-type="string" office:string-value="E" calcext:value-type="string">
            <text:p>E</text:p>
          </table:table-cell>
          <table:table-cell table:formula="of:=BIN2HEX(COM.MICROSOFT.TEXTJOIN(&quot;&quot;;0;[.K45];[.L45];[.M45];[.N45];[.O45];[.P45]))" office:value-type="string" office:string-value="2" calcext:value-type="string">
            <text:p>2</text:p>
          </table:table-cell>
          <table:table-cell table:formula="of:=BIN2HEX(COM.MICROSOFT.TEXTJOIN(&quot;&quot;;0;[.R45];[.S45];[.T45];[.U45];[.V45];[.W4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re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6];[.E46];[.F46];[.G46];[.H46];[.I46]))" office:value-type="string" office:string-value="E" calcext:value-type="string">
            <text:p>E</text:p>
          </table:table-cell>
          <table:table-cell table:formula="of:=BIN2HEX(COM.MICROSOFT.TEXTJOIN(&quot;&quot;;0;[.K46];[.L46];[.M46];[.N46];[.O46];[.P46]))" office:value-type="string" office:string-value="2" calcext:value-type="string">
            <text:p>2</text:p>
          </table:table-cell>
          <table:table-cell table:formula="of:=BIN2HEX(COM.MICROSOFT.TEXTJOIN(&quot;&quot;;0;[.R46];[.S46];[.T46];[.U46];[.V46];[.W4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 – reg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7];[.E47];[.F47];[.G47];[.H47];[.I47]))" office:value-type="string" office:string-value="0" calcext:value-type="string">
            <text:p>0</text:p>
          </table:table-cell>
          <table:table-cell table:formula="of:=BIN2HEX(COM.MICROSOFT.TEXTJOIN(&quot;&quot;;0;[.K47];[.L47];[.M47];[.N47];[.O47];[.P47]))" office:value-type="string" office:string-value="1" calcext:value-type="string">
            <text:p>1</text:p>
          </table:table-cell>
          <table:table-cell table:formula="of:=BIN2HEX(COM.MICROSOFT.TEXTJOIN(&quot;&quot;;0;[.R47];[.S47];[.T47];[.U47];[.V47];[.W4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8];[.E48];[.F48];[.G48];[.H48];[.I48]))" office:value-type="string" office:string-value="6" calcext:value-type="string">
            <text:p>6</text:p>
          </table:table-cell>
          <table:table-cell table:formula="of:=BIN2HEX(COM.MICROSOFT.TEXTJOIN(&quot;&quot;;0;[.K48];[.L48];[.M48];[.N48];[.O48];[.P48]))" office:value-type="string" office:string-value="4" calcext:value-type="string">
            <text:p>4</text:p>
          </table:table-cell>
          <table:table-cell table:formula="of:=BIN2HEX(COM.MICROSOFT.TEXTJOIN(&quot;&quot;;0;[.R48];[.S48];[.T48];[.U48];[.V48];[.W48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ut- reg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9];[.E49];[.F49];[.G49];[.H49];[.I49]))" office:value-type="string" office:string-value="0" calcext:value-type="string">
            <text:p>0</text:p>
          </table:table-cell>
          <table:table-cell table:formula="of:=BIN2HEX(COM.MICROSOFT.TEXTJOIN(&quot;&quot;;0;[.K49];[.L49];[.M49];[.N49];[.O49];[.P49]))" office:value-type="string" office:string-value="3" calcext:value-type="string">
            <text:p>3</text:p>
          </table:table-cell>
          <table:table-cell table:formula="of:=BIN2HEX(COM.MICROSOFT.TEXTJOIN(&quot;&quot;;0;[.R49];[.S49];[.T49];[.U49];[.V49];[.W4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50];[.E50];[.F50];[.G50];[.H50];[.I50]))" office:value-type="string" office:string-value="E" calcext:value-type="string">
            <text:p>E</text:p>
          </table:table-cell>
          <table:table-cell table:formula="of:=BIN2HEX(COM.MICROSOFT.TEXTJOIN(&quot;&quot;;0;[.K50];[.L50];[.M50];[.N50];[.O50];[.P50]))" office:value-type="string" office:string-value="C" calcext:value-type="string">
            <text:p>C</text:p>
          </table:table-cell>
          <table:table-cell table:formula="of:=BIN2HEX(COM.MICROSOFT.TEXTJOIN(&quot;&quot;;0;[.R50];[.S50];[.T50];[.U50];[.V50];[.W5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</text:p>
          </table:table-cell>
          <table:table-cell table:number-columns-repeated="22"/>
          <table:table-cell table:formula="of:=BIN2HEX(COM.MICROSOFT.TEXTJOIN(&quot;&quot;;0;[.D51];[.E51];[.F51];[.G51];[.H51];[.I51]))" office:value-type="string" office:string-value="0" calcext:value-type="string">
            <text:p>0</text:p>
          </table:table-cell>
          <table:table-cell table:formula="of:=BIN2HEX(COM.MICROSOFT.TEXTJOIN(&quot;&quot;;0;[.K51];[.L51];[.M51];[.N51];[.O51];[.P51]))" office:value-type="string" office:string-value="0" calcext:value-type="string">
            <text:p>0</text:p>
          </table:table-cell>
          <table:table-cell table:formula="of:=BIN2HEX(COM.MICROSOFT.TEXTJOIN(&quot;&quot;;0;[.R51];[.S51];[.T51];[.U51];[.V51];[.W5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3"/>
          <table:table-cell table:formula="of:=BIN2HEX(COM.MICROSOFT.TEXTJOIN(&quot;&quot;;0;[.D52];[.E52];[.F52];[.G52];[.H52];[.I52]))" office:value-type="string" office:string-value="0" calcext:value-type="string">
            <text:p>0</text:p>
          </table:table-cell>
          <table:table-cell table:formula="of:=BIN2HEX(COM.MICROSOFT.TEXTJOIN(&quot;&quot;;0;[.K52];[.L52];[.M52];[.N52];[.O52];[.P52]))" office:value-type="string" office:string-value="0" calcext:value-type="string">
            <text:p>0</text:p>
          </table:table-cell>
          <table:table-cell table:formula="of:=BIN2HEX(COM.MICROSOFT.TEXTJOIN(&quot;&quot;;0;[.R52];[.S52];[.T52];[.U52];[.V52];[.W5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table:formula="of:=BIN2HEX(COM.MICROSOFT.TEXTJOIN(&quot;&quot;;0;[.D53];[.E53];[.F53];[.G53];[.H53];[.I53]))" office:value-type="string" office:string-value="0" calcext:value-type="string">
            <text:p>0</text:p>
          </table:table-cell>
          <table:table-cell table:formula="of:=BIN2HEX(COM.MICROSOFT.TEXTJOIN(&quot;&quot;;0;[.K53];[.L53];[.M53];[.N53];[.O53];[.P53]))" office:value-type="string" office:string-value="0" calcext:value-type="string">
            <text:p>0</text:p>
          </table:table-cell>
          <table:table-cell table:formula="of:=BIN2HEX(COM.MICROSOFT.TEXTJOIN(&quot;&quot;;0;[.R53];[.S53];[.T53];[.U53];[.V53];[.W5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3"/>
          <table:table-cell table:formula="of:=BIN2HEX(COM.MICROSOFT.TEXTJOIN(&quot;&quot;;0;[.D54];[.E54];[.F54];[.G54];[.H54];[.I54]))" office:value-type="string" office:string-value="0" calcext:value-type="string">
            <text:p>0</text:p>
          </table:table-cell>
          <table:table-cell table:formula="of:=BIN2HEX(COM.MICROSOFT.TEXTJOIN(&quot;&quot;;0;[.K54];[.L54];[.M54];[.N54];[.O54];[.P54]))" office:value-type="string" office:string-value="0" calcext:value-type="string">
            <text:p>0</text:p>
          </table:table-cell>
          <table:table-cell table:formula="of:=BIN2HEX(COM.MICROSOFT.TEXTJOIN(&quot;&quot;;0;[.R54];[.S54];[.T54];[.U54];[.V54];[.W5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3"/>
          <table:table-cell table:formula="of:=BIN2HEX(COM.MICROSOFT.TEXTJOIN(&quot;&quot;;0;[.D55];[.E55];[.F55];[.G55];[.H55];[.I55]))" office:value-type="string" office:string-value="0" calcext:value-type="string">
            <text:p>0</text:p>
          </table:table-cell>
          <table:table-cell table:formula="of:=BIN2HEX(COM.MICROSOFT.TEXTJOIN(&quot;&quot;;0;[.K55];[.L55];[.M55];[.N55];[.O55];[.P55]))" office:value-type="string" office:string-value="0" calcext:value-type="string">
            <text:p>0</text:p>
          </table:table-cell>
          <table:table-cell table:formula="of:=BIN2HEX(COM.MICROSOFT.TEXTJOIN(&quot;&quot;;0;[.R55];[.S55];[.T55];[.U55];[.V55];[.W5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3"/>
          <table:table-cell table:formula="of:=BIN2HEX(COM.MICROSOFT.TEXTJOIN(&quot;&quot;;0;[.D56];[.E56];[.F56];[.G56];[.H56];[.I56]))" office:value-type="string" office:string-value="0" calcext:value-type="string">
            <text:p>0</text:p>
          </table:table-cell>
          <table:table-cell table:formula="of:=BIN2HEX(COM.MICROSOFT.TEXTJOIN(&quot;&quot;;0;[.K56];[.L56];[.M56];[.N56];[.O56];[.P56]))" office:value-type="string" office:string-value="0" calcext:value-type="string">
            <text:p>0</text:p>
          </table:table-cell>
          <table:table-cell table:formula="of:=BIN2HEX(COM.MICROSOFT.TEXTJOIN(&quot;&quot;;0;[.R56];[.S56];[.T56];[.U56];[.V56];[.W5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3"/>
          <table:table-cell table:formula="of:=BIN2HEX(COM.MICROSOFT.TEXTJOIN(&quot;&quot;;0;[.D57];[.E57];[.F57];[.G57];[.H57];[.I57]))" office:value-type="string" office:string-value="0" calcext:value-type="string">
            <text:p>0</text:p>
          </table:table-cell>
          <table:table-cell table:formula="of:=BIN2HEX(COM.MICROSOFT.TEXTJOIN(&quot;&quot;;0;[.K57];[.L57];[.M57];[.N57];[.O57];[.P57]))" office:value-type="string" office:string-value="0" calcext:value-type="string">
            <text:p>0</text:p>
          </table:table-cell>
          <table:table-cell table:formula="of:=BIN2HEX(COM.MICROSOFT.TEXTJOIN(&quot;&quot;;0;[.R57];[.S57];[.T57];[.U57];[.V57];[.W5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3"/>
          <table:table-cell table:formula="of:=BIN2HEX(COM.MICROSOFT.TEXTJOIN(&quot;&quot;;0;[.D58];[.E58];[.F58];[.G58];[.H58];[.I58]))" office:value-type="string" office:string-value="0" calcext:value-type="string">
            <text:p>0</text:p>
          </table:table-cell>
          <table:table-cell table:formula="of:=BIN2HEX(COM.MICROSOFT.TEXTJOIN(&quot;&quot;;0;[.K58];[.L58];[.M58];[.N58];[.O58];[.P58]))" office:value-type="string" office:string-value="0" calcext:value-type="string">
            <text:p>0</text:p>
          </table:table-cell>
          <table:table-cell table:formula="of:=BIN2HEX(COM.MICROSOFT.TEXTJOIN(&quot;&quot;;0;[.R58];[.S58];[.T58];[.U58];[.V58];[.W5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3"/>
          <table:table-cell table:formula="of:=BIN2HEX(COM.MICROSOFT.TEXTJOIN(&quot;&quot;;0;[.D59];[.E59];[.F59];[.G59];[.H59];[.I59]))" office:value-type="string" office:string-value="0" calcext:value-type="string">
            <text:p>0</text:p>
          </table:table-cell>
          <table:table-cell table:formula="of:=BIN2HEX(COM.MICROSOFT.TEXTJOIN(&quot;&quot;;0;[.K59];[.L59];[.M59];[.N59];[.O59];[.P59]))" office:value-type="string" office:string-value="0" calcext:value-type="string">
            <text:p>0</text:p>
          </table:table-cell>
          <table:table-cell table:formula="of:=BIN2HEX(COM.MICROSOFT.TEXTJOIN(&quot;&quot;;0;[.R59];[.S59];[.T59];[.U59];[.V59];[.W5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3"/>
          <table:table-cell table:formula="of:=BIN2HEX(COM.MICROSOFT.TEXTJOIN(&quot;&quot;;0;[.D60];[.E60];[.F60];[.G60];[.H60];[.I60]))" office:value-type="string" office:string-value="0" calcext:value-type="string">
            <text:p>0</text:p>
          </table:table-cell>
          <table:table-cell table:formula="of:=BIN2HEX(COM.MICROSOFT.TEXTJOIN(&quot;&quot;;0;[.K60];[.L60];[.M60];[.N60];[.O60];[.P60]))" office:value-type="string" office:string-value="0" calcext:value-type="string">
            <text:p>0</text:p>
          </table:table-cell>
          <table:table-cell table:formula="of:=BIN2HEX(COM.MICROSOFT.TEXTJOIN(&quot;&quot;;0;[.R60];[.S60];[.T60];[.U60];[.V60];[.W6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3"/>
          <table:table-cell table:formula="of:=BIN2HEX(COM.MICROSOFT.TEXTJOIN(&quot;&quot;;0;[.D61];[.E61];[.F61];[.G61];[.H61];[.I61]))" office:value-type="string" office:string-value="0" calcext:value-type="string">
            <text:p>0</text:p>
          </table:table-cell>
          <table:table-cell table:formula="of:=BIN2HEX(COM.MICROSOFT.TEXTJOIN(&quot;&quot;;0;[.K61];[.L61];[.M61];[.N61];[.O61];[.P61]))" office:value-type="string" office:string-value="0" calcext:value-type="string">
            <text:p>0</text:p>
          </table:table-cell>
          <table:table-cell table:formula="of:=BIN2HEX(COM.MICROSOFT.TEXTJOIN(&quot;&quot;;0;[.R61];[.S61];[.T61];[.U61];[.V61];[.W6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3"/>
          <table:table-cell table:formula="of:=BIN2HEX(COM.MICROSOFT.TEXTJOIN(&quot;&quot;;0;[.D62];[.E62];[.F62];[.G62];[.H62];[.I62]))" office:value-type="string" office:string-value="0" calcext:value-type="string">
            <text:p>0</text:p>
          </table:table-cell>
          <table:table-cell table:formula="of:=BIN2HEX(COM.MICROSOFT.TEXTJOIN(&quot;&quot;;0;[.K62];[.L62];[.M62];[.N62];[.O62];[.P62]))" office:value-type="string" office:string-value="0" calcext:value-type="string">
            <text:p>0</text:p>
          </table:table-cell>
          <table:table-cell table:formula="of:=BIN2HEX(COM.MICROSOFT.TEXTJOIN(&quot;&quot;;0;[.R62];[.S62];[.T62];[.U62];[.V62];[.W6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3"/>
          <table:table-cell table:formula="of:=BIN2HEX(COM.MICROSOFT.TEXTJOIN(&quot;&quot;;0;[.D63];[.E63];[.F63];[.G63];[.H63];[.I63]))" office:value-type="string" office:string-value="0" calcext:value-type="string">
            <text:p>0</text:p>
          </table:table-cell>
          <table:table-cell table:formula="of:=BIN2HEX(COM.MICROSOFT.TEXTJOIN(&quot;&quot;;0;[.K63];[.L63];[.M63];[.N63];[.O63];[.P63]))" office:value-type="string" office:string-value="0" calcext:value-type="string">
            <text:p>0</text:p>
          </table:table-cell>
          <table:table-cell table:formula="of:=BIN2HEX(COM.MICROSOFT.TEXTJOIN(&quot;&quot;;0;[.R63];[.S63];[.T63];[.U63];[.V63];[.W6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3"/>
          <table:table-cell table:formula="of:=BIN2HEX(COM.MICROSOFT.TEXTJOIN(&quot;&quot;;0;[.D64];[.E64];[.F64];[.G64];[.H64];[.I64]))" office:value-type="string" office:string-value="0" calcext:value-type="string">
            <text:p>0</text:p>
          </table:table-cell>
          <table:table-cell table:formula="of:=BIN2HEX(COM.MICROSOFT.TEXTJOIN(&quot;&quot;;0;[.K64];[.L64];[.M64];[.N64];[.O64];[.P64]))" office:value-type="string" office:string-value="0" calcext:value-type="string">
            <text:p>0</text:p>
          </table:table-cell>
          <table:table-cell table:formula="of:=BIN2HEX(COM.MICROSOFT.TEXTJOIN(&quot;&quot;;0;[.R64];[.S64];[.T64];[.U64];[.V64];[.W6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3"/>
          <table:table-cell table:formula="of:=BIN2HEX(COM.MICROSOFT.TEXTJOIN(&quot;&quot;;0;[.D65];[.E65];[.F65];[.G65];[.H65];[.I65]))" office:value-type="string" office:string-value="0" calcext:value-type="string">
            <text:p>0</text:p>
          </table:table-cell>
          <table:table-cell table:formula="of:=BIN2HEX(COM.MICROSOFT.TEXTJOIN(&quot;&quot;;0;[.K65];[.L65];[.M65];[.N65];[.O65];[.P65]))" office:value-type="string" office:string-value="0" calcext:value-type="string">
            <text:p>0</text:p>
          </table:table-cell>
          <table:table-cell table:formula="of:=BIN2HEX(COM.MICROSOFT.TEXTJOIN(&quot;&quot;;0;[.R65];[.S65];[.T65];[.U65];[.V65];[.W6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3"/>
          <table:table-cell table:formula="of:=BIN2HEX(COM.MICROSOFT.TEXTJOIN(&quot;&quot;;0;[.D66];[.E66];[.F66];[.G66];[.H66];[.I66]))" office:value-type="string" office:string-value="0" calcext:value-type="string">
            <text:p>0</text:p>
          </table:table-cell>
          <table:table-cell table:formula="of:=BIN2HEX(COM.MICROSOFT.TEXTJOIN(&quot;&quot;;0;[.K66];[.L66];[.M66];[.N66];[.O66];[.P66]))" office:value-type="string" office:string-value="0" calcext:value-type="string">
            <text:p>0</text:p>
          </table:table-cell>
          <table:table-cell table:formula="of:=BIN2HEX(COM.MICROSOFT.TEXTJOIN(&quot;&quot;;0;[.R66];[.S66];[.T66];[.U66];[.V66];[.W66]))" office:value-type="string" office:string-value="0" calcext:value-type="string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2T05:24:31.848429204</dc:date>
    <meta:generator>LibreOffice/24.2.0.3$Linux_X86_64 LibreOffice_project/420$Build-3</meta:generator>
    <meta:editing-duration>PT5H29M42S</meta:editing-duration>
    <meta:editing-cycles>9</meta:editing-cycles>
    <meta:document-statistic meta:table-count="1" meta:cell-count="1149" meta:object-count="0"/>
    <meta:user-defined meta:name="ICV"/>
    <meta:user-defined meta:name="KSOProductBuildVer">1033-11.1.0.11698</meta:user-defined>
  </office:meta>
</office:document-meta>
</file>